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F0000000FEA18E1EC89409C1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coType Naskh Variants" svg:font-family="'DecoType Naskh Variant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3pt" style:text-underline-style="solid" style:text-underline-width="auto" style:text-underline-color="font-color" style:font-size-asian="3pt" style:font-size-complex="3pt" style:language-complex="ar" style:country-complex="IQ"/>
    </style:style>
    <style:style style:name="P2" style:family="paragraph" style:parent-style-name="Standard">
      <style:paragraph-properties fo:line-height="100%"/>
      <style:text-properties style:font-name="Arial1" fo:font-size="18pt" fo:font-weight="bold" style:font-size-asian="18pt" style:font-weight-asian="bold" style:font-size-complex="18pt" style:language-complex="ar" style:country-complex="IQ" style:font-weight-complex="bold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 style:language-complex="ar" style:country-complex="IQ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language-complex="ar" style:country-complex="IQ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6pt" fo:font-weight="bold" style:font-size-asian="16pt" style:font-weight-asian="bold" style:font-size-complex="16pt" style:language-complex="ar" style:country-complex="IQ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List_20_Paragraph">
      <style:paragraph-properties fo:margin-top="0cm" fo:margin-bottom="0cm" loext:contextual-spacing="true" fo:text-align="justify" style:justify-single-word="false">
        <style:tab-stops>
          <style:tab-stop style:position="4.138cm"/>
        </style:tab-stops>
      </style:paragraph-properties>
      <style:text-properties style:font-name="Arial1" fo:font-size="20pt" style:font-size-asian="20pt" style:font-size-complex="20pt" style:language-complex="ar" style:country-complex="IQ"/>
    </style:style>
    <style:style style:name="P11" style:family="paragraph" style:parent-style-name="Frame_20_contents">
      <style:paragraph-properties fo:margin-top="0cm" fo:margin-bottom="0cm" loext:contextual-spacing="true" fo:line-height="100%" fo:text-align="center" style:justify-single-word="false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name-complex="DecoType Naskh Variants" style:font-size-complex="20pt" style:language-complex="ar" style:country-complex="IQ" style:font-weight-complex="bold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 style:language-complex="ar" style:country-complex="IQ"/>
    </style:style>
    <style:style style:name="T3" style:family="text">
      <style:text-properties fo:font-size="3pt" style:text-underline-style="solid" style:text-underline-width="auto" style:text-underline-color="font-color" style:font-size-asian="3pt" style:font-size-complex="3pt" style:language-complex="ar" style:country-complex="IQ"/>
    </style:style>
    <style:style style:name="T4" style:family="text">
      <style:text-properties style:font-name="Arial1" fo:font-size="18pt" fo:font-weight="bold" style:font-size-asian="18pt" style:font-weight-asian="bold" style:font-size-complex="18pt" style:language-complex="ar" style:country-complex="IQ" style:font-weight-complex="bold"/>
    </style:style>
    <style:style style:name="T5" style:family="text">
      <style:text-properties style:font-name="Arial1" fo:font-size="16pt" fo:font-weight="bold" style:font-size-asian="16pt" style:font-weight-asian="bold" style:font-size-complex="16pt" style:language-complex="ar" style:country-complex="IQ" style:font-weight-complex="bold"/>
    </style:style>
    <style:style style:name="T6" style:family="text">
      <style:text-properties style:font-name="Arial1" fo:font-size="16pt" style:font-size-asian="16pt" style:font-size-complex="16pt" style:language-complex="ar" style:country-complex="IQ"/>
    </style:style>
    <style:style style:name="T7" style:family="text">
      <style:text-properties fo:font-size="18pt" fo:font-weight="bold" style:font-size-asian="18pt" style:font-weight-asian="bold" style:font-size-complex="18pt" style:language-complex="ar" style:country-complex="IQ" style:font-weight-complex="bold"/>
    </style:style>
    <style:style style:name="T8" style:family="text">
      <style:text-properties fo:font-size="16pt" style:font-size-asian="16pt" style:font-name-complex="Arial2" style:font-size-complex="16pt" style:language-complex="ar" style:country-complex="IQ"/>
    </style:style>
    <style:style style:name="T9" style:family="text">
      <style:text-properties fo:font-size="16pt" fo:font-weight="bold" style:font-size-asian="16pt" style:font-weight-asian="bold" style:font-name-complex="Arial2" style:font-size-complex="16pt" style:language-complex="ar" style:country-complex="IQ" style:font-weight-complex="bold"/>
    </style:style>
    <style:style style:name="T10" style:family="text">
      <style:text-properties fo:font-size="16pt" fo:font-weight="bold" style:font-size-asian="16pt" style:font-weight-asian="bold" style:font-size-complex="16pt" style:language-complex="ar" style:country-complex="IQ" style:font-weight-complex="bold"/>
    </style:style>
    <style:style style:name="gr1" style:family="graphic" style:parent-style-name="Frame">
      <style:graphic-properties draw:stroke="dash" draw:stroke-dash="Dashed_20__28_var_29__20_4" svg:stroke-width="0.018cm" svg:stroke-color="#000000" draw:fill="solid" draw:fill-color="#ffffff" draw:textarea-vertical-align="top" draw:auto-grow-height="false" fo:min-height="3.702cm" fo:min-width="2.722cm" fo:padding-top="0.127cm" fo:padding-bottom="0.127cm" fo:padding-left="0.254cm" fo:padding-right="0.254cm" fo:wrap-option="wrap" fo:margin-left="0cm" fo:margin-right="0.053cm" fo:margin-top="0cm" fo:margin-bottom="0.067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3.496cm" fo:min-width="6.024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top" draw:auto-grow-height="false" fo:min-height="1.489cm" fo:min-width="6.539cm" fo:padding-top="0.127cm" fo:padding-bottom="0.127cm" fo:padding-left="0.254cm" fo:padding-right="0.254cm" fo:wrap-option="wrap" fo:margin-left="0cm" fo:margin-right="0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empt AR" text:name="py3o.objects.attempt_ar"/>
        <text:user-field-decl office:value-type="string" office:string-value="Average" text:name="py3o.objects.average"/>
        <text:user-field-decl office:value-type="string" office:string-value="Average Word" text:name="py3o.objects.average_word_word"/>
        <text:user-field-decl office:value-type="string" office:string-value="Certificate AR" text:name="py3o.objects.certificate_name_department_AR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float" office:value="0" text:name="py3o.objects.posted_date.day"/>
        <text:user-field-decl office:value-type="float" office:value="0" text:name="py3o.objects.posted_date.month"/>
        <text:user-field-decl office:value-type="float" office:value="0" text:name="py3o.objects.posted_date.year"/>
        <text:user-field-decl office:value-type="float" office:value="0" text:name="py3o.objects.serial"/>
        <text:user-field-decl office:value-type="string" office:string-value="Student Name" text:name="py3o.objects.student_name_in_arabic"/>
        <text:user-field-decl office:value-type="string" office:string-value="Study Type AR" text:name="py3o.objects.study_type_arabic"/>
        <text:user-field-decl office:value-type="string" office:string-value="Subject In arabic" text:name="py3o.objects.subject_to_arabic"/>
        <text:user-field-decl office:value-type="string" office:string-value="Order Date AR" text:name="py3o.objects.University_order_date"/>
        <text:user-field-decl office:value-type="string" office:string-value="Order Number AR" text:name="py3o.objects.University_order_number"/>
        <text:user-field-decl office:value-type="string" office:string-value="Year of Graduaction" text:name="py3o.objects.year_of_graduation"/>
      </text:user-field-decls>
      <text:p text:style-name="P9"><draw:custom-shape text:anchor-type="paragraph" draw:z-index="2" draw:name="مربع نص 5" draw:style-name="gr3" draw:text-style-name="P13" svg:width="7.046cm" svg:height="1.742cm" svg:x="11.409cm" svg:y="-0.721cm"><text:p text:style-name="Frame_20_contents"><text:span text:style-name="T1">قسم شؤون الطلبة والتسجيل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P1"/>
      <text:p text:style-name="P1"/>
      <text:p text:style-name="P2"><draw:custom-shape text:anchor-type="paragraph" draw:z-index="0" draw:name="مربع نص 6" draw:style-name="gr1" draw:text-style-name="P12" svg:width="3.229cm" svg:height="3.955cm" svg:x="0cm" svg:y="0.492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3"><text:span text:style-name="T4">(</text:span><text:span text:style-name="T7">وثيقة تخرج</text:span><text:span text:style-name="T4">)</text:span></text:p>
      <text:p text:style-name="P2"/>
      <text:p text:style-name="P3"><text:span text:style-name="T4">الى </text:span><text:span text:style-name="T5">/ </text:span><text:span text:style-name="T5"><text:user-field-get text:name="py3o.objects.subject_to_arabic">Subject In arabic</text:user-field-get></text:span></text:p>
      <text:p text:style-name="P7"/>
      <text:p text:style-name="P8"><text:span text:style-name="T8"><text:s text:c="9"/></text:span><text:span text:style-name="T6">نؤيد لكم بأن (</text:span><text:span text:style-name="T5"><text:user-field-get text:name="py3o.objects.student_name_in_arabic">Student Name</text:user-field-get></text:span><text:span text:style-name="T6">) الملصقة صورته أعلاه هو أحد خريجي جامعة المعقل / </text:span><text:span text:style-name="T6"><text:user-field-get text:name="py3o.objects.college_in_arabic">College AR</text:user-field-get></text:span><text:span text:style-name="T5"><text:s/>/ </text:span><text:span text:style-name="T5"><text:user-field-get text:name="py3o.objects.department_in_arabic">Department AR</text:user-field-get></text:span><text:span text:style-name="T6"><text:line-break/>الدراسة </text:span><text:span text:style-name="T6"><text:user-field-get text:name="py3o.objects.study_type_arabic">Study Type AR</text:user-field-get></text:span><text:span text:style-name="T5"><text:s/></text:span><text:span text:style-name="T6">للعام الدراسي </text:span><text:span text:style-name="T6"><text:user-field-get text:name="py3o.objects.year_of_graduation">Year of Graduaction</text:user-field-get></text:span><text:span text:style-name="T6"><text:s/></text:span><text:span text:style-name="T5">(</text:span><text:span text:style-name="T5"><text:user-field-get text:name="py3o.objects.attempt_ar">Attempt AR</text:user-field-get></text:span><text:span text:style-name="T5">)</text:span><text:span text:style-name="T6">. وقد منح شهادة بكالوريوس في </text:span><text:span text:style-name="T5">هندسة </text:span><text:span text:style-name="T5"><text:user-field-get text:name="py3o.objects.certificate_name_department_AR">Certificate AR</text:user-field-get></text:span><text:span text:style-name="T5"><text:s/></text:span><text:span text:style-name="T6">بتقدير </text:span><text:span text:style-name="T5">(</text:span><text:span text:style-name="T5"><text:user-field-get text:name="py3o.objects.average_word_word">Average Word</text:user-field-get></text:span><text:span text:style-name="T5">)</text:span><text:span text:style-name="T6"> وبمعدل<text:line-break/> </text:span><text:span text:style-name="T5">(</text:span><text:span text:style-name="T5"><text:user-field-get text:name="py3o.objects.average">Average</text:user-field-get></text:span><text:span text:style-name="T5">%)</text:span><text:span text:style-name="T6"> لأربع سنوات دراسية بموجب الأمر الجامعي <text:line-break/>ذي العدد </text:span><text:span text:style-name="T6"><text:user-field-get text:name="py3o.objects.University_order_number">Order Number AR</text:user-field-get></text:span><text:span text:style-name="T5"><text:s/>في </text:span><text:span text:style-name="T5"><text:user-field-get text:name="py3o.objects.University_order_date">Order Date AR</text:user-field-get></text:span><text:span text:style-name="T6">.</text:span></text:p>
      <text:p text:style-name="P10"/>
      <text:p text:style-name="P10"/>
      <text:p text:style-name="P10"/>
      <text:p text:style-name="P10"><draw:custom-shape text:anchor-type="paragraph" draw:z-index="1" draw:name="مربع نص 7" draw:style-name="gr2" draw:text-style-name="P13" svg:width="6.531cm" svg:height="3.749cm" svg:x="0cm" svg:y="0.092cm"><text:p text:style-name="P11"><text:span text:style-name="T9">أ.د بدر نعمة عكاش البدران <text:s text:c="4"/></text:span></text:p><text:p text:style-name="P11"><text:span text:style-name="T9">رئــيــس الجــامعـــــة <text:s/></text:span></text:p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5"/>
      <text:p text:style-name="P5"/>
      <text:p text:style-name="P5"/>
      <text:p text:style-name="P6"><text:span text:style-name="T9">ملاحظة//- الوثيقة خالية من الحك والشطب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coType Naskh Variants" svg:font-family="'DecoType Naskh Variant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نص_20_في_20_بالون_20_Char" style:display-name="نص في بالون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رأس_20_الصفحة_20_Char" style:display-name="رأس الصفحة Char" style:family="text" style:parent-style-name="Default_20_Paragraph_20_Font"/>
    <style:style style:name="تذييل_20_الصفحة_20_Char" style:display-name="تذييل الصفح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4pt" style:font-size-asian="14pt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language-complex="ar" style:country-complex="IQ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2000000000F0000000FEA18E1EC89409C1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2000000000F0000000FEA18E1EC89409C1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image text:level="1" xlink:href="Pictures/100002000000000F0000000FEA18E1EC89409C1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00000000F0000000FEA18E1EC89409C1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2.154cm"/>
        </style:list-level-properties>
      </text:list-level-style-image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5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2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6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3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0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أ, ب, ت, ...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6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7.1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8.4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6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image text:level="1" xlink:href="Pictures/100002000000000F0000000FEA18E1EC89409C1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image text:level="1" xlink:href="Pictures/100002000000000F0000000FEA18E1EC89409C1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28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752cm" fo:margin-bottom="0.751cm" fo:margin-left="1.501cm" fo:margin-right="0.998cm" style:writing-mode="rl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Ahmed Saker 2o1O</meta:initial-creator>
    <meta:editing-cycles>4</meta:editing-cycles>
    <meta:print-date>2024-09-23T06:36:00</meta:print-date>
    <meta:creation-date>2024-09-23T06:46:00</meta:creation-date>
    <dc:date>2024-10-07T18:00:59.136000000</dc:date>
    <meta:editing-duration>PT13M37S</meta:editing-duration>
    <meta:generator>Neat_Office/6.2.8.2$Windows_x86 LibreOffice_project/</meta:generator>
    <meta:document-statistic meta:table-count="0" meta:image-count="0" meta:object-count="0" meta:page-count="1" meta:paragraph-count="7" meta:word-count="82" meta:character-count="506" meta:non-whitespace-character-count="413"/>
    <meta:user-defined meta:name="AppVersion">16.0000</meta:user-defined>
    <meta:user-defined meta:name="Company">SA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